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396" table:style-name="ce1">
            <text:p>1396</text:p>
          </table:table-cell>
          <table:table-cell table:number-columns-repeated="16381" table:style-name="ce1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float" office:value="1007.3249999999999" table:formula="of:=[.A2]*0.5445" table:style-name="ce1">
            <text:p>1007.325</text:p>
          </table:table-cell>
          <table:table-cell table:number-columns-repeated="2" table:style-name="ce1"/>
          <table:table-cell office:value-type="float" office:value="540" table:style-name="ce1">
            <text:p>540</text:p>
          </table:table-cell>
          <table:table-cell office:value-type="float" office:value="791.83124999999995" table:formula="of:=[.E2]+0.25*[.B2]" table:style-name="ce1">
            <text:p>791.83125</text:p>
          </table:table-cell>
          <table:table-cell table:number-columns-repeated="16378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1061.7749999999999" table:formula="of:=[.A3]*0.5445" table:style-name="ce1">
            <text:p>1061.775</text:p>
          </table:table-cell>
          <table:table-cell table:number-columns-repeated="2" table:style-name="ce1"/>
          <table:table-cell office:value-type="float" office:value="540" table:style-name="ce1">
            <text:p>540</text:p>
          </table:table-cell>
          <table:table-cell office:value-type="float" office:value="805.44374999999991" table:formula="of:=[.E3]+0.25*[.B3]" table:style-name="ce1">
            <text:p>805.44375</text:p>
          </table:table-cell>
          <table:table-cell table:number-columns-repeated="16378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1116.2249999999999" table:formula="of:=[.A4]*0.5445" table:style-name="ce1">
            <text:p>1116.225</text:p>
          </table:table-cell>
          <table:table-cell office:value-type="float" office:value="837.88750000000005" table:formula="of:=[.C1]-0.5*[.B4]" table:style-name="ce1">
            <text:p>837.8875</text:p>
          </table:table-cell>
          <table:table-cell office:value-type="float" office:value="1954.1125" table:formula="of:=[.C1]+0.5*[.B4]" table:style-name="ce1">
            <text:p>1954.1125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float" office:value="837" table:style-name="ce1">
            <text:p>837</text:p>
          </table:table-cell>
          <table:table-cell table:number-columns-repeated="16381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Local Administrator</meta:initial-creator>
    <dc:creator>Local Administrator</dc:creator>
    <meta:creation-date>2023-07-04T18:38:54Z</meta:creation-date>
    <dc:date>2023-07-04T19:03:49Z</dc:date>
  </office:meta>
</office:document-meta>
</file>